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marker-end="Arrow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1.5cm" svg:x="1cm" svg:y="1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5.2cm" svg:height="1.6cm" svg:x="1.6cm" svg:y="2.9cm">
          <text:p text:style-name="P1"><text:span text:style-name="T1">Get month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2.1cm" svg:height="1.7cm" svg:x="1.1cm" svg:y="5cm">
          <text:p text:style-name="P2"><text:span text:style-name="T1">1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draw:layer="layout" svg:width="5.2cm" svg:height="8.5cm" svg:x="15.8cm" svg:y="0cm">
          <text:p text:style-name="P1"><text:span text:style-name="T2">Key:</text:span></text:p>
          <text:p text:style-name="P1"><text:span text:style-name="T2">1.month &lt;= 0</text:span></text:p>
          <text:p text:style-name="P1"><text:span text:style-name="T2">2. month == 1</text:span></text:p>
          <text:p text:style-name="P1"><text:span text:style-name="T2">3. month == 2</text:span></text:p>
          <text:p text:style-name="P1"><text:span text:style-name="T2">3. month == 3</text:span></text:p>
          <text:p text:style-name="P1"><text:span text:style-name="T2">5. month == 4</text:span></text:p>
          <text:p text:style-name="P1"><text:span text:style-name="T2">6. month == 5</text:span></text:p>
          <text:p text:style-name="P1"><text:span text:style-name="T2">7. month == 6</text:span></text:p>
          <text:p text:style-name="P1"><text:span text:style-name="T2">8. month == 7</text:span></text:p>
          <text:p text:style-name="P1"><text:span text:style-name="T2">9. month == 8</text:span></text:p>
          <text:p text:style-name="P1"><text:span text:style-name="T2">10. month == 9</text:span></text:p>
          <text:p text:style-name="P1"><text:span text:style-name="T2">11. month == 10</text:span></text:p>
          <text:p text:style-name="P1"><text:span text:style-name="T2">12. month == 11</text:span></text:p>
          <text:p text:style-name="P1"><text:span text:style-name="T2">13. month == 12</text:span></text:p>
          <text:p text:style-name="P1"><text:span text:style-name="T2">14. month &gt;=13</text:span></text:p>
          <text:p text:style-name="P1"><text:span text:style-name="T2"/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2" draw:text-style-name="P1" draw:layer="layout" svg:x1="3.2cm" svg:y1="5.8cm" svg:x2="6.5cm" svg:y2="5.8cm">
          <text:p/>
        </draw:line>
        <draw:custom-shape draw:style-name="gr1" draw:text-style-name="P2" xml:id="id1" draw:id="id1" draw:layer="layout" svg:width="7cm" svg:height="1.8cm" svg:x="6.2cm" svg:y="4.5cm">
          <text:p text:style-name="P1"><text:span text:style-name="T1">PUT </text:span></text:p>
          <text:p text:style-name="P1"><text:span text:style-name="T1">“</text:span><text:span text:style-name="T1">You entered an </text:span></text:p>
          <text:p text:style-name="P1"><text:span text:style-name="T1">invalid number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2.1cm" svg:height="1.7cm" svg:x="1.1cm" svg:y="6.8cm">
          <text:p text:style-name="P2"><text:span text:style-name="T1">2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3.2cm" svg:y1="7.9cm" svg:x2="6.3cm" svg:y2="7.9cm">
          <text:p/>
        </draw:line>
        <draw:custom-shape draw:style-name="gr1" draw:text-style-name="P2" xml:id="id2" draw:id="id2" draw:layer="layout" svg:width="6.7cm" svg:height="1.3cm" svg:x="6cm" svg:y="6.7cm">
          <text:p text:style-name="P1"><text:span text:style-name="T1">PUT</text:span></text:p>
          <text:p text:style-name="P1"><text:span text:style-name="T1">“</text:span><text:span text:style-name="T1">January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2.1cm" svg:height="1.7cm" svg:x="1.2cm" svg:y="8.6cm">
          <text:p text:style-name="P2"><text:span text:style-name="T1">3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3.2cm" svg:y1="9.4cm" svg:x2="6.3cm" svg:y2="9.4cm">
          <text:p/>
        </draw:line>
        <draw:custom-shape draw:style-name="gr1" draw:text-style-name="P2" xml:id="id5" draw:id="id5" draw:layer="layout" svg:width="5.9cm" svg:height="1.3cm" svg:x="6cm" svg:y="8.5cm">
          <text:p text:style-name="P1"><text:span text:style-name="T1">PUT</text:span></text:p>
          <text:p text:style-name="P1"><text:span text:style-name="T1">“</text:span><text:span text:style-name="T1">Februay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2.1cm" svg:height="1.7cm" svg:x="1.2cm" svg:y="10.5cm">
          <text:p text:style-name="P2"><text:span text:style-name="T1">4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3.3cm" svg:y1="11.4cm" svg:x2="6.4cm" svg:y2="11.4cm">
          <text:p/>
        </draw:line>
        <draw:custom-shape draw:style-name="gr1" draw:text-style-name="P2" xml:id="id3" draw:id="id3" draw:layer="layout" svg:width="5.9cm" svg:height="1.1cm" svg:x="5.9cm" svg:y="10.8cm">
          <text:p text:style-name="P1"><text:span text:style-name="T1">PUT</text:span></text:p>
          <text:p text:style-name="P1"><text:span text:style-name="T1">“</text:span><text:span text:style-name="T1">March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2.1cm" svg:height="1.7cm" svg:x="1.2cm" svg:y="12.4cm">
          <text:p text:style-name="P2"><text:span text:style-name="T1">5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3.2cm" svg:y1="13.3cm" svg:x2="6.3cm" svg:y2="13.3cm">
          <text:p/>
        </draw:line>
        <draw:custom-shape draw:style-name="gr1" draw:text-style-name="P2" xml:id="id4" draw:id="id4" draw:layer="layout" svg:width="6.6cm" svg:height="1.1cm" svg:x="5.8cm" svg:y="12.6cm">
          <text:p text:style-name="P1"><text:span text:style-name="T1">PUT</text:span></text:p>
          <text:p text:style-name="P1"><text:span text:style-name="T1">“</text:span><text:span text:style-name="T1">April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2.1cm" svg:height="1.7cm" svg:x="1.2cm" svg:y="14.3cm">
          <text:p text:style-name="P2"><text:span text:style-name="T1">6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3.1cm" svg:y1="15.1cm" svg:x2="6.2cm" svg:y2="15.1cm">
          <text:p/>
        </draw:line>
        <draw:custom-shape draw:style-name="gr1" draw:text-style-name="P2" xml:id="id6" draw:id="id6" draw:layer="layout" svg:width="6.7cm" svg:height="1.3cm" svg:x="5.7cm" svg:y="14.3cm">
          <text:p text:style-name="P1"><text:span text:style-name="T1">PUT</text:span></text:p>
          <text:p text:style-name="P1"><text:span text:style-name="T1">“</text:span><text:span text:style-name="T1">May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2.1cm" svg:height="1.7cm" svg:x="1.2cm" svg:y="16.1cm">
          <text:p text:style-name="P2"><text:span text:style-name="T1">7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3.2cm" svg:y1="17cm" svg:x2="6.3cm" svg:y2="17cm">
          <text:p/>
        </draw:line>
        <draw:custom-shape draw:style-name="gr1" draw:text-style-name="P2" xml:id="id7" draw:id="id7" draw:layer="layout" svg:width="6.7cm" svg:height="1.3cm" svg:x="5.8cm" svg:y="16.2cm">
          <text:p text:style-name="P1"><text:span text:style-name="T1">PUT</text:span></text:p>
          <text:p text:style-name="P1"><text:span text:style-name="T1">“</text:span><text:span text:style-name="T1">June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2.1cm" svg:height="1.7cm" svg:x="1.2cm" svg:y="18cm">
          <text:p text:style-name="P2"><text:span text:style-name="T1">8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3.2cm" svg:y1="18.9cm" svg:x2="6.3cm" svg:y2="18.9cm">
          <text:p/>
        </draw:line>
        <draw:custom-shape draw:style-name="gr1" draw:text-style-name="P2" xml:id="id8" draw:id="id8" draw:layer="layout" svg:width="6.7cm" svg:height="1.3cm" svg:x="5.7cm" svg:y="18.2cm">
          <text:p text:style-name="P1"><text:span text:style-name="T1">PUT</text:span></text:p>
          <text:p text:style-name="P1"><text:span text:style-name="T1">“</text:span><text:span text:style-name="T1">July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2.1cm" svg:height="1.7cm" svg:x="1.2cm" svg:y="19.8cm">
          <text:p text:style-name="P2"><text:span text:style-name="T1">9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9" draw:id="id9" draw:layer="layout" svg:width="6.7cm" svg:height="1.3cm" svg:x="5.6cm" svg:y="20cm">
          <text:p text:style-name="P1"><text:span text:style-name="T1">PUT</text:span></text:p>
          <text:p text:style-name="P1"><text:span text:style-name="T1">“</text:span><text:span text:style-name="T1">August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2.1cm" svg:height="1.7cm" svg:x="1.2cm" svg:y="21.7cm">
          <text:p text:style-name="P2"><text:span text:style-name="T1">10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3.2cm" svg:y1="20.7cm" svg:x2="6.3cm" svg:y2="20.7cm">
          <text:p/>
        </draw:line>
        <draw:line draw:style-name="gr2" draw:text-style-name="P1" draw:layer="layout" svg:x1="3.2cm" svg:y1="22.6cm" svg:x2="6.3cm" svg:y2="22.6cm">
          <text:p/>
        </draw:line>
        <draw:custom-shape draw:style-name="gr1" draw:text-style-name="P2" xml:id="id10" draw:id="id10" draw:layer="layout" svg:width="6.7cm" svg:height="1.3cm" svg:x="6cm" svg:y="21.7cm">
          <text:p text:style-name="P1"><text:span text:style-name="T1">PUT</text:span></text:p>
          <text:p text:style-name="P1"><text:span text:style-name="T1">“</text:span><text:span text:style-name="T1">September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2.1cm" svg:height="1.7cm" svg:x="1.3cm" svg:y="23.5cm">
          <text:p text:style-name="P2"><text:span text:style-name="T1">11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3.3cm" svg:y1="24.5cm" svg:x2="6.4cm" svg:y2="24.5cm">
          <text:p/>
        </draw:line>
        <draw:custom-shape draw:style-name="gr1" draw:text-style-name="P2" xml:id="id11" draw:id="id11" draw:layer="layout" svg:width="6.7cm" svg:height="1.3cm" svg:x="5.9cm" svg:y="23.5cm">
          <text:p text:style-name="P1"><text:span text:style-name="T1">PUT</text:span></text:p>
          <text:p text:style-name="P1"><text:span text:style-name="T1">“</text:span><text:span text:style-name="T1">October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2.1cm" svg:height="1.7cm" svg:x="1.3cm" svg:y="25.3cm">
          <text:p text:style-name="P2"><text:span text:style-name="T1">12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3.3cm" svg:y1="26.2cm" svg:x2="6.4cm" svg:y2="26.2cm">
          <text:p/>
        </draw:line>
        <draw:custom-shape draw:style-name="gr1" draw:text-style-name="P2" xml:id="id12" draw:id="id12" draw:layer="layout" svg:width="6.7cm" svg:height="1.3cm" svg:x="6cm" svg:y="25.3cm">
          <text:p text:style-name="P1"><text:span text:style-name="T1">PUT</text:span></text:p>
          <text:p text:style-name="P1"><text:span text:style-name="T1">“</text:span><text:span text:style-name="T1">November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2.1cm" svg:height="1.7cm" svg:x="1.3cm" svg:y="26.9cm">
          <text:p text:style-name="P2"><text:span text:style-name="T1">13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layer="layout" svg:width="2.1cm" svg:height="1.7cm" svg:x="1.301cm" svg:y="26.901cm">
          <text:p text:style-name="P2"><text:span text:style-name="T1">13.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3.4cm" svg:y1="27.8cm" svg:x2="6.5cm" svg:y2="27.8cm">
          <text:p/>
        </draw:line>
        <draw:custom-shape draw:style-name="gr1" draw:text-style-name="P2" xml:id="id13" draw:id="id13" draw:layer="layout" svg:width="6.7cm" svg:height="1.3cm" svg:x="5.8cm" svg:y="27.3cm">
          <text:p text:style-name="P1"><text:span text:style-name="T1">PUT</text:span></text:p>
          <text:p text:style-name="P1"><text:span text:style-name="T1">“</text:span><text:span text:style-name="T1">Number is too large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12.487cm" svg:y1="5.4cm" svg:x2="16.291cm" svg:y2="27.289cm" draw:start-shape="id1" draw:start-glue-point="9" svg:d="M12487 5400h2510v21889h1294" svg:viewBox="0 0 3805 21890">
          <text:p/>
        </draw:connector>
        <draw:connector draw:style-name="gr3" draw:text-style-name="P1" draw:layer="layout" svg:x1="12.018cm" svg:y1="7.35cm" svg:x2="15.044cm" svg:y2="6.463cm" draw:start-shape="id2" draw:start-glue-point="9" svg:d="M12018 7350v-1151h3026v264" svg:viewBox="0 0 3027 1152">
          <text:p/>
        </draw:connector>
        <draw:connector draw:style-name="gr3" draw:text-style-name="P1" draw:layer="layout" svg:x1="11.199cm" svg:y1="11.35cm" svg:x2="15.006cm" svg:y2="11.301cm" draw:start-shape="id3" draw:start-glue-point="9" svg:d="M11199 11350v-1051h3807v1002" svg:viewBox="0 0 3808 1052">
          <text:p/>
        </draw:connector>
        <draw:connector draw:style-name="gr3" draw:text-style-name="P1" draw:layer="layout" svg:x1="11.728cm" svg:y1="13.15cm" svg:x2="14.968cm" svg:y2="12.964cm" draw:start-shape="id4" draw:start-glue-point="9" svg:d="M11728 13150v-1051h3240v865" svg:viewBox="0 0 3241 1052">
          <text:p/>
        </draw:connector>
        <draw:connector draw:style-name="gr3" draw:text-style-name="P1" draw:layer="layout" draw:line-skew="-0.261cm" svg:x1="11.299cm" svg:y1="9.15cm" svg:x2="15.12cm" svg:y2="8.428cm" draw:start-shape="id5" draw:start-glue-point="9" svg:d="M11299 9150h2201v-722h1620" svg:viewBox="0 0 3822 723">
          <text:p/>
        </draw:connector>
        <draw:connector draw:style-name="gr3" draw:text-style-name="P1" draw:layer="layout" svg:x1="11.718cm" svg:y1="14.95cm" svg:x2="15.006cm" svg:y2="14.778cm" draw:start-shape="id6" draw:start-glue-point="9" svg:d="M11718 14950v-1151h3288v979" svg:viewBox="0 0 3289 1152">
          <text:p/>
        </draw:connector>
        <draw:connector draw:style-name="gr3" draw:text-style-name="P1" draw:layer="layout" svg:x1="11.818cm" svg:y1="16.85cm" svg:x2="15.044cm" svg:y2="15.723cm" draw:start-shape="id7" draw:start-glue-point="9" svg:d="M11818 16850v-1151h3226v24" svg:viewBox="0 0 3227 1152">
          <text:p/>
        </draw:connector>
        <draw:connector draw:style-name="gr3" draw:text-style-name="P1" draw:layer="layout" svg:x1="11.718cm" svg:y1="18.85cm" svg:x2="15.044cm" svg:y2="18.52cm" draw:start-shape="id8" draw:start-glue-point="9" svg:d="M11718 18850v-1151h3326v821" svg:viewBox="0 0 3327 1152">
          <text:p/>
        </draw:connector>
        <draw:connector draw:style-name="gr3" draw:text-style-name="P1" draw:layer="layout" svg:x1="11.618cm" svg:y1="20.65cm" svg:x2="15.082cm" svg:y2="20.07cm" draw:start-shape="id9" draw:start-glue-point="9" svg:d="M11618 20650v-1151h3464v571" svg:viewBox="0 0 3465 1152">
          <text:p/>
        </draw:connector>
        <draw:connector draw:style-name="gr3" draw:text-style-name="P1" draw:layer="layout" svg:x1="12.018cm" svg:y1="22.35cm" svg:x2="15.006cm" svg:y2="21.96cm" draw:start-shape="id10" draw:start-glue-point="9" svg:d="M12018 22350v-1151h2988v761" svg:viewBox="0 0 2989 1152">
          <text:p/>
        </draw:connector>
        <draw:connector draw:style-name="gr3" draw:text-style-name="P1" draw:layer="layout" svg:x1="11.918cm" svg:y1="24.15cm" svg:x2="15.006cm" svg:y2="23.699cm" draw:start-shape="id11" draw:start-glue-point="9" svg:d="M11918 24150v-1151h3088v700" svg:viewBox="0 0 3089 1152">
          <text:p/>
        </draw:connector>
        <draw:connector draw:style-name="gr3" draw:text-style-name="P1" draw:layer="layout" svg:x1="12.018cm" svg:y1="25.95cm" svg:x2="15.006cm" svg:y2="25.815cm" draw:start-shape="id12" draw:start-glue-point="9" svg:d="M12018 25950v-1151h2988v1016" svg:viewBox="0 0 2989 1152">
          <text:p/>
        </draw:connector>
        <draw:connector draw:style-name="gr3" draw:text-style-name="P1" draw:layer="layout" svg:x1="11.818cm" svg:y1="27.95cm" svg:x2="15.044cm" svg:y2="26.722cm" draw:start-shape="id13" draw:start-glue-point="9" svg:d="M11818 27950v-1189h3226v-39" svg:viewBox="0 0 3227 1229">
          <text:p/>
        </draw:connector>
        <draw:custom-shape draw:style-name="gr4" draw:text-style-name="P2" draw:layer="layout" svg:width="3.6cm" svg:height="1.4cm" svg:x="16.3cm" svg:y="26.7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6T11:24:34.256000000</meta:creation-date>
    <dc:date>2014-10-06T11:55:34.137000000</dc:date>
    <meta:editing-duration>PT14S</meta:editing-duration>
    <meta:editing-cycles>1</meta:editing-cycles>
    <meta:document-statistic meta:object-count="57"/>
    <meta:generator>LibreOffice/4.2.5.2$Windows_x86 LibreOffice_project/61cb170a04bb1f12e77c884eab9192be736ec5f5</meta:generator>
  </office:meta>
</office:document-meta>
</file>